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727f" officeooo:paragraph-rsid="0008727f"/>
    </style:style>
    <style:style style:name="P2" style:family="paragraph" style:parent-style-name="Text_20_body">
      <style:text-properties fo:font-weight="bold" officeooo:rsid="0008727f" officeooo:paragraph-rsid="0008727f" style:font-weight-asian="bold" style:font-weight-complex="bold"/>
    </style:style>
    <style:style style:name="P3" style:family="paragraph" style:parent-style-name="Text_20_body">
      <style:text-properties fo:font-weight="bold" officeooo:rsid="0009a75a" officeooo:paragraph-rsid="0009a75a" style:font-weight-asian="bold" style:font-weight-complex="bold"/>
    </style:style>
    <style:style style:name="P4" style:family="paragraph" style:parent-style-name="Text_20_body">
      <style:text-properties fo:font-weight="bold" officeooo:rsid="000b09e2" officeooo:paragraph-rsid="000b09e2" style:font-weight-asian="bold" style:font-weight-complex="bold"/>
    </style:style>
    <style:style style:name="P5" style:family="paragraph" style:parent-style-name="Text_20_body">
      <style:text-properties officeooo:rsid="00093656" officeooo:paragraph-rsid="00093656"/>
    </style:style>
    <style:style style:name="P6" style:family="paragraph" style:parent-style-name="Text_20_body">
      <style:text-properties officeooo:rsid="0009a75a" officeooo:paragraph-rsid="0009a75a"/>
    </style:style>
    <style:style style:name="P7" style:family="paragraph" style:parent-style-name="Text_20_body">
      <style:text-properties officeooo:rsid="000b09e2" officeooo:paragraph-rsid="000b09e2"/>
    </style:style>
    <style:style style:name="P8" style:family="paragraph" style:parent-style-name="Text_20_body">
      <style:text-properties officeooo:rsid="000b6316" officeooo:paragraph-rsid="000b6316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struct s_p_values</text:span> {</text:p>
      <text:p text:style-name="P1"><text:tab/>char *key;</text:p>
      <text:p text:style-name="P1"><text:tab/>int type;</text:p>
      <text:p text:style-name="P1"><text:tab/>int data_count;</text:p>
      <text:p text:style-name="P1"><text:tab/>void *data;</text:p>
      <text:p text:style-name="P1"><text:tab/>int (*handler)(void **data, slurm_parser_enum_t type,</text:p>
      <text:p text:style-name="P1"><text:tab/><text:tab/> <text:s text:c="6"/>const char *key, const char *value,</text:p>
      <text:p text:style-name="P1"><text:tab/><text:tab/> <text:s text:c="6"/>const char *line, char **leftover);</text:p>
      <text:p text:style-name="P1"><text:tab/>void (*destroy)(void *data);</text:p>
      <text:p text:style-name="P1"><text:tab/>s_p_values_t *next;</text:p>
      <text:p text:style-name="P1">};</text:p>
      <text:p text:style-name="P1"/>
      <text:p text:style-name="P2">typedef struct s_p_values s_p_values_t;</text:p>
      <text:p text:style-name="P2">typedef s_p_values_t * s_p_hashtbl_t;</text:p>
      <text:p text:style-name="P1">typedef <text:span text:style-name="T1">struct _expline_values_st </text:span>{</text:p>
      <text:p text:style-name="P1"><text:tab/>s_p_hashtbl_t*<text:tab/>template;</text:p>
      <text:p text:style-name="P1"><text:tab/>s_p_hashtbl_t*<text:tab/>index;</text:p>
      <text:p text:style-name="P1"><text:tab/>s_p_hashtbl_t**<text:tab/>values;</text:p>
      <text:p text:style-name="P1">} <text:span text:style-name="T1">_expline_values_t;</text:span></text:p>
      <text:p text:style-name="P5">typedef enum s<text:span text:style-name="T1">lurm_parser_enum</text:span> {</text:p>
      <text:p text:style-name="P5"><text:tab/>S_P_IGNORE = 0,</text:p>
      <text:p text:style-name="P5"><text:tab/>S_P_STRING,</text:p>
      <text:p text:style-name="P5"><text:tab/>S_P_LONG,</text:p>
      <text:p text:style-name="P5"><text:tab/>S_P_UINT16,</text:p>
      <text:p text:style-name="P5"><text:tab/>S_P_UINT32,</text:p>
      <text:p text:style-name="P5"><text:tab/>S_P_POINTER,</text:p>
      <text:p text:style-name="P5"><text:tab/>S_P_ARRAY,</text:p>
      <text:p text:style-name="P5"><text:tab/>S_P_BOOLEAN,</text:p>
      <text:p text:style-name="P5"><text:tab/>S_P_LINE,</text:p>
      <text:p text:style-name="P5"><text:tab/>S_P_EXPLINE,</text:p>
      <text:p text:style-name="P5"><text:soft-page-break/><text:tab/>S_P_PLAIN_STRING /* useful only within S_P_EXPLINE */</text:p>
      <text:p text:style-name="P5">} slurm_parser_enum_t;</text:p>
      <text:p text:style-name="P1">typedef s<text:span text:style-name="T1">truct conf_file_options</text:span> {</text:p>
      <text:p text:style-name="P1"><text:tab/>char *key;</text:p>
      <text:p text:style-name="P1"><text:tab/>slurm_parser_enum_t type;</text:p>
      <text:p text:style-name="P1"><text:tab/>int (*handler)(void **data, slurm_parser_enum_t type,</text:p>
      <text:p text:style-name="P1"><text:tab/><text:tab/> <text:s text:c="6"/>const char *key, const char *value,</text:p>
      <text:p text:style-name="P1"><text:tab/><text:tab/> <text:s text:c="6"/>const char *line, char **leftover);</text:p>
      <text:p text:style-name="P1"><text:tab/>void (*destroy)(void *data);</text:p>
      <text:p text:style-name="P1"><text:tab/>struct conf_file_options* line_options;</text:p>
      <text:p text:style-name="P1">} <text:span text:style-name="T1">s_p_options_t;</text:span></text:p>
      <text:p text:style-name="P2">s_p_hashtbl_t *s_p_hashtbl_create(const s_p_options_t options[])</text:p>
      <text:p text:style-name="P1">{</text:p>
      <text:p text:style-name="P1"><text:tab/>const s_p_options_t *op = NULL;</text:p>
      <text:p text:style-name="P1"><text:tab/>s_p_values_t *value = NULL;</text:p>
      <text:p text:style-name="P1"><text:tab/>s_p_hashtbl_t *hashtbl = NULL;</text:p>
      <text:p text:style-name="P1"><text:tab/>_expline_values_t* expdata;</text:p>
      <text:p text:style-name="P1"><text:tab/>int len;</text:p>
      <text:p text:style-name="P1"></text:p>
      <text:p text:style-name="P1"><text:tab/>len = CONF_HASH_LEN * sizeof(s_p_values_t *);</text:p>
      <text:p text:style-name="P1"><text:tab/>hashtbl = (s_p_hashtbl_t *)xmalloc(len);</text:p>
      <text:p text:style-name="P1"></text:p>
      <text:p text:style-name="P1"><text:tab/>for (op = options; op-&gt;key != NULL; op++) {</text:p>
      <text:p text:style-name="P1"><text:tab/><text:tab/>value = xmalloc(sizeof(s_p_values_t));</text:p>
      <text:p text:style-name="P1"><text:tab/><text:tab/>value-&gt;key = xstrdup(op-&gt;key);</text:p>
      <text:p text:style-name="P1"><text:tab/><text:tab/>value-&gt;type = op-&gt;type;</text:p>
      <text:p text:style-name="P1"><text:tab/><text:tab/>value-&gt;data_count = 0;</text:p>
      <text:p text:style-name="P1"><text:tab/><text:tab/>value-&gt;data = NULL;</text:p>
      <text:p text:style-name="P1"><text:tab/><text:tab/>value-&gt;next = NULL;</text:p>
      <text:p text:style-name="P1"><text:tab/><text:tab/>value-&gt;handler = op-&gt;handler;</text:p>
      <text:p text:style-name="P1"><text:tab/><text:tab/>value-&gt;destroy = op-&gt;destroy;</text:p>
      <text:p text:style-name="P1"><text:soft-page-break/><text:tab/><text:tab/>if (op-&gt;type == S_P_LINE || op-&gt;type == S_P_EXPLINE) {</text:p>
      <text:p text:style-name="P1"><text:tab/><text:tab/><text:tab/>/* line_options mandatory for S_P_*LINE */</text:p>
      <text:p text:style-name="P1"><text:tab/><text:tab/><text:tab/>xassert(op-&gt;line_options);</text:p>
      <text:p text:style-name="P1"><text:tab/><text:tab/><text:tab/>expdata = (_expline_values_t*)</text:p>
      <text:p text:style-name="P1"><text:tab/><text:tab/><text:tab/><text:tab/>xmalloc(sizeof(_expline_values_t));</text:p>
      <text:p text:style-name="P1"><text:tab/><text:tab/><text:tab/>expdata-&gt;template =</text:p>
      <text:p text:style-name="P1"><text:tab/><text:tab/><text:tab/><text:tab/>s_p_hashtbl_create(op-&gt;line_options);</text:p>
      <text:p text:style-name="P1"><text:tab/><text:tab/><text:tab/>expdata-&gt;index = (s_p_hashtbl_t*)xmalloc(len);</text:p>
      <text:p text:style-name="P1"><text:tab/><text:tab/><text:tab/>expdata-&gt;values = NULL;</text:p>
      <text:p text:style-name="P1"><text:tab/><text:tab/><text:tab/>value-&gt;data = expdata;</text:p>
      <text:p text:style-name="P1"><text:tab/><text:tab/>}</text:p>
      <text:p text:style-name="P1"><text:tab/><text:tab/>_conf_hashtbl_insert(hashtbl, value);</text:p>
      <text:p text:style-name="P1"><text:tab/>}</text:p>
      <text:p text:style-name="P1"></text:p>
      <text:p text:style-name="P1"><text:tab/>return hashtbl;</text:p>
      <text:p text:style-name="P1">}</text:p>
      <text:p text:style-name="P6">s<text:span text:style-name="T1">tatic void _conf_file_values_free(s_p_values_t *p)</text:span></text:p>
      <text:p text:style-name="P3">static void* _handle_string(const char* key, const char* value)</text:p>
      <text:p text:style-name="P3">{</text:p>
      <text:p text:style-name="P6"><text:tab/>return xstrdup(value);</text:p>
      <text:p text:style-name="P6">}</text:p>
      <text:p text:style-name="P7">/* copy all the keys from 'from_hashtbl' along with their types, handler, and</text:p>
      <text:p text:style-name="P7"><text:s/>* destroy fields. Omit values in the copy and initialize them to NULL/0.</text:p>
      <text:p text:style-name="P7"><text:s/>*</text:p>
      <text:p text:style-name="P7"><text:s/>* if change_* is true, corresponding field will be updated with the next</text:p>
      <text:p text:style-name="P7"><text:s/>* corresponding parameter. */</text:p>
      <text:p text:style-name="P4">s_p_hashtbl_t* _hashtbl_copy_keys(const s_p_hashtbl_t* from_hashtbl,</text:p>
      <text:p text:style-name="P7"><text:tab/><text:tab/><text:tab/><text:tab/> <text:s/>bool change_type,</text:p>
      <text:p text:style-name="P7"><text:tab/><text:tab/><text:tab/><text:tab/> <text:s/>slurm_parser_enum_t new_type,</text:p>
      <text:p text:style-name="P7"><text:tab/><text:tab/><text:tab/><text:tab/> <text:s/>bool change_handler,</text:p>
      <text:p text:style-name="P7"><text:tab/><text:tab/><text:tab/><text:tab/> <text:s/>int (*handler)(void **data,</text:p>
      <text:p text:style-name="P7"><text:soft-page-break/><text:tab/><text:tab/><text:tab/><text:tab/><text:tab/> <text:s/>slurm_parser_enum_t type, const char</text:p>
      <text:p text:style-name="P7"><text:tab/><text:tab/><text:tab/><text:tab/><text:tab/> <text:s/>*key, const char *value, const char</text:p>
      <text:p text:style-name="P7"><text:tab/><text:tab/><text:tab/><text:tab/><text:tab/> <text:s/>*line, char **leftover),</text:p>
      <text:p text:style-name="P7"><text:tab/><text:tab/><text:tab/><text:tab/> <text:s/>bool change_destroyer,</text:p>
      <text:p text:style-name="P7"><text:tab/><text:tab/><text:tab/><text:tab/> <text:s/>void (*destroy)(void *data)</text:p>
      <text:p text:style-name="P7"><text:tab/><text:tab/><text:tab/><text:tab/> <text:s/>)</text:p>
      <text:p text:style-name="P7"/>
      <text:p text:style-name="P7"/>
      <text:p text:style-name="P8">static int _handle_common(s_p_values_t *v,</text:p>
      <text:p text:style-name="P8"><text:tab/><text:tab/><text:tab/> <text:s/>const char *value, const char *line, char **leftover,</text:p>
      <text:p text:style-name="P8"><text:tab/><text:tab/><text:tab/> <text:s/>void* (*convert)(const char* key, const char* value))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6:46:12.138573599</meta:creation-date>
    <dc:date>2015-02-17T17:12:37.310519681</dc:date>
    <meta:editing-duration>PT21M36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4" meta:paragraph-count="100" meta:word-count="325" meta:character-count="2981" meta:non-whitespace-character-count="2458"/>
  </office:meta>
</office:document-meta>
</file>